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5" manifest:media-type="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35cm" fo:min-width="4.301cm" fo:padding-top="0.151cm" fo:padding-bottom="0.151cm" fo:padding-left="0.276cm" fo:padding-right="0.276cm"/>
    </style:style>
    <style:style style:name="gr2" style:family="graphic" style:parent-style-name="Objeto_20_sin_20_relleno_20_ni_20_línea">
      <style:graphic-properties svg:stroke-width="0.053cm" svg:stroke-color="#000000" draw:marker-start-width="0.279cm" draw:marker-end-width="0.279cm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83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solid" draw:fill-color="#7f7f7f" draw:textarea-vertical-align="middle" fo:padding-top="0.151cm" fo:padding-bottom="0.151cm" fo:padding-left="0.276cm" fo:padding-right="0.276cm"/>
    </style:style>
    <style:style style:name="gr7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draw:stroke="dash" draw:stroke-dash="Dashed_20__28_var_29_"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7f7f7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7f7f7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="solid" draw:fill-color="#7f7f7f" draw:textarea-horizontal-align="justify" draw:textarea-vertical-align="middle" draw:auto-grow-height="false" fo:min-height="0.174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939393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5cm"/>
      <style:paragraph-properties style:writing-mode="lr-tb"/>
    </style:style>
    <style:style style:name="gr1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4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7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93939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 draw:opacity="100%"/>
      <style:paragraph-properties fo:text-align="center"/>
      <style:text-properties fo:text-shadow="1pt 1pt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loext:graphic-properties draw:fill="none"/>
      <style:paragraph-properties fo:text-align="center"/>
      <style:text-properties fo:text-shadow="1pt 1pt"/>
    </style:style>
    <style:style style:name="P4" style:family="paragraph">
      <loext:graphic-properties draw:fill-color="#fffffe" draw:opacity="50%"/>
      <style:paragraph-properties fo:text-align="center"/>
      <style:text-properties fo:text-shadow="1pt 1pt"/>
    </style:style>
    <style:style style:name="P5" style:family="paragraph">
      <loext:graphic-properties draw:fill="solid" draw:fill-color="#7f7f7f"/>
      <style:paragraph-properties fo:text-align="center"/>
      <style:text-properties fo:text-shadow="1pt 1pt"/>
    </style:style>
    <style:style style:name="P6" style:family="paragraph">
      <loext:graphic-properties draw:fill-color="#939393"/>
      <style:paragraph-properties fo:text-align="center"/>
      <style:text-properties fo:text-shadow="1pt 1pt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1.6cm" svg:x="4.601cm" svg:y="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356cm" svg:height="1.144cm" svg:x="5.871cm" svg:y="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7.001cm" svg:y1="2.9cm" svg:x2="10.001cm" svg:y2="5.3cm">
          <text:p/>
        </draw:line>
        <draw:line draw:style-name="gr3" draw:text-style-name="P3" draw:layer="layout" svg:x1="7.001cm" svg:y1="2.9cm" svg:x2="4.001cm" svg:y2="5.3cm">
          <text:p/>
        </draw:line>
        <draw:custom-shape draw:style-name="gr1" draw:text-style-name="P1" draw:layer="layout" svg:width="4.8cm" svg:height="1.6cm" svg:x="7.6cm" svg:y="5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368cm" svg:height="1.144cm" svg:x="8.872cm" svg:y="5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4" draw:layer="layout" svg:width="4.8cm" svg:height="1.6cm" svg:x="1.603cm" svg:y="5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002cm" svg:y1="6.894cm" svg:x2="13.002cm" svg:y2="9.294cm">
          <text:p/>
        </draw:line>
        <draw:line draw:style-name="gr3" draw:text-style-name="P3" draw:layer="layout" svg:x1="10.002cm" svg:y1="6.894cm" svg:x2="7.002cm" svg:y2="9.294cm">
          <text:p/>
        </draw:line>
        <draw:line draw:style-name="gr5" draw:text-style-name="P3" draw:layer="layout" svg:x1="18cm" svg:y1="10.5cm" svg:x2="28.7cm" svg:y2="10.5cm">
          <text:p/>
        </draw:line>
        <draw:line draw:style-name="gr5" draw:text-style-name="P3" draw:layer="layout" svg:x1="18cm" svg:y1="10.5cm" svg:x2="18cm" svg:y2="1.5cm">
          <text:p/>
        </draw:line>
        <draw:line draw:style-name="gr6" draw:text-style-name="P5" draw:layer="layout" svg:x1="23cm" svg:y1="10.501cm" svg:x2="23cm" svg:y2="1.501cm">
          <text:p/>
        </draw:line>
        <draw:frame draw:style-name="gr7" draw:text-style-name="P2" draw:layer="layout" svg:width="0.938cm" svg:height="1.144cm" svg:x="22.571cm" svg:y="1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2" draw:layer="layout" svg:width="0.944cm" svg:height="1.144cm" svg:x="16.773cm" svg:y="4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8" draw:text-style-name="P3" draw:layer="layout" svg:x1="23cm" svg:y1="5.5cm" svg:x2="18cm" svg:y2="5.5cm">
          <text:p/>
        </draw:line>
        <draw:frame draw:style-name="gr7" draw:text-style-name="P2" draw:layer="layout" svg:width="0.986cm" svg:height="1.144cm" svg:x="16.871cm" svg:y="1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2" draw:layer="layout" svg:width="0.98cm" svg:height="1.144cm" svg:x="27.271cm" svg:y="1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9" draw:text-style-name="P5" draw:layer="layout" svg:width="0.7cm" svg:height="0.6cm" svg:x="19.6cm" svg:y="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7cm" svg:height="0.6cm" svg:x="20.9cm" svg:y="8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7cm" svg:height="0.6cm" svg:x="19.1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7cm" svg:height="0.6cm" svg:x="21.4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0.6cm" svg:height="0.6cm" svg:x="19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0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19.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1.7cm" svg:y="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6cm" svg:height="0.6cm" svg:x="23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4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3.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4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5.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6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6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svg:x="2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7cm" svg:height="0.6cm" svg:x="18.7cm" svg:y="9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0.7cm" svg:height="0.6cm" svg:x="20.5cm" svg:y="9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0.6cm" svg:height="0.6cm" svg:x="3.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cm" svg:height="0.962cm" svg:x="4.1cm" svg:y="3.5cm">
          <draw:text-box>
            <text:p>si</text:p>
          </draw:text-box>
        </draw:frame>
        <draw:frame draw:style-name="gr14" draw:text-style-name="P7" draw:layer="layout" svg:width="0.959cm" svg:height="0.962cm" svg:x="7.1cm" svg:y="7.5cm">
          <draw:text-box>
            <text:p>si</text:p>
          </draw:text-box>
        </draw:frame>
        <draw:frame draw:style-name="gr15" draw:text-style-name="P7" draw:layer="layout" svg:width="1.205cm" svg:height="0.962cm" svg:x="11.8cm" svg:y="7.5cm">
          <draw:text-box>
            <text:p>no</text:p>
          </draw:text-box>
        </draw:frame>
        <draw:frame draw:style-name="gr15" draw:text-style-name="P7" draw:layer="layout" svg:width="1.205cm" svg:height="0.962cm" svg:x="8.601cm" svg:y="3.5cm">
          <draw:text-box>
            <text:p>no</text:p>
          </draw:text-box>
        </draw:frame>
        <draw:custom-shape draw:style-name="gr16" draw:text-style-name="P4" draw:layer="layout" svg:width="4.8cm" svg:height="1.6cm" svg:x="4.604cm" svg:y="9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0.6cm" svg:height="0.6cm" svg:x="6.70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.8cm" svg:height="1.6cm" svg:x="10.605cm" svg:y="9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0.7cm" svg:height="0.6cm" svg:x="12.701cm" svg:y="9.7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4-06-05T15:33:05.152652174</dc:date>
    <meta:editing-duration>PT28M32S</meta:editing-duration>
    <meta:editing-cycles>9</meta:editing-cycles>
    <meta:generator>LibreOffice/7.3.7.2$Linux_X86_64 LibreOffice_project/3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&gt;</mo>
      <msub>
        <mi>c</mi>
        <mn>1</mn>
      </msub>
    </mrow>
    <annotation encoding="StarMath 5.0">x_1 &gt; c_1</annotation>
  </semantics>
</math>
</file>

<file path=Object 2/content.xml><?xml version="1.0" encoding="utf-8"?>
<math xmlns="http://www.w3.org/1998/Math/MathML" display="block">
  <semantics>
    <mrow>
      <msub>
        <mi>x</mi>
        <mn>2</mn>
      </msub>
      <mo stretchy="false">&gt;</mo>
      <msub>
        <mi>c</mi>
        <mn>2</mn>
      </msub>
    </mrow>
    <annotation encoding="StarMath 5.0">x_2 &gt; c_2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/content.xml><?xml version="1.0" encoding="utf-8"?>
<math xmlns="http://www.w3.org/1998/Math/MathML" display="block">
  <semantics>
    <msub>
      <mi>c</mi>
      <mn>2</mn>
    </msub>
    <annotation encoding="StarMath 5.0">c_2</annotation>
  </semantics>
</math>
</file>